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left" draw:textarea-vertical-align="top" draw:auto-grow-height="false" fo:min-height="2.132cm" fo:min-width="3.7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cm" fo:min-width="5.85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cm" fo:min-width="3.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5cm" fo:min-width="4.8cm"/>
    </style:style>
    <style:style style:name="gr8" style:family="graphic" style:parent-style-name="standard">
      <style:graphic-properties draw:fill-color="#ffffff" draw:textarea-horizontal-align="left" draw:textarea-vertical-align="top" draw:auto-grow-height="false" fo:min-height="3.75cm" fo:min-width="6.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onnector draw:style-name="gr1" draw:text-style-name="P1" xml:id="id6" draw:id="id6" draw:layer="layout" draw:type="line" svg:x1="10.35cm" svg:y1="2.9cm" svg:x2="7.2cm" svg:y2="3.637cm" draw:start-shape="id1" draw:start-glue-point="2" draw:end-shape="id2" draw:end-glue-point="4" svg:d="M10350 2900l-3150 737" svg:viewBox="0 0 3151 738">
          <text:p/>
        </draw:connector>
        <draw:custom-shape draw:style-name="gr2" draw:text-style-name="P1" xml:id="id2" draw:id="id2" draw:layer="layout" svg:width="8.4cm" svg:height="4.763cm" svg:x="3cm" svg:y="3.637cm">
          <text:p text:style-name="P2">Liczba 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25cm" svg:y1="16.1cm" svg:x2="15.457cm" svg:y2="20.956cm" draw:start-shape="id3" draw:start-glue-point="6" draw:end-shape="id4" draw:end-glue-point="2" svg:d="M8250 16100v5401h7207v-545" svg:viewBox="0 0 7208 5402">
          <text:p text:style-name="P2">TAK</text:p>
        </draw:connector>
        <draw:connector draw:style-name="gr3" draw:text-style-name="P4" draw:layer="layout" draw:line-skew="-2.699cm" svg:x1="3cm" svg:y1="6.019cm" svg:x2="3.8cm" svg:y2="24.4cm" draw:start-shape="id2" draw:start-glue-point="5" draw:end-shape="id5" svg:d="M3000 6019h-3200v18381h4000" svg:viewBox="0 0 4001 18382">
          <text:p text:style-name="P3">nie</text:p>
        </draw:connector>
        <draw:custom-shape draw:style-name="gr4" draw:text-style-name="P1" xml:id="id4" draw:id="id4" draw:layer="layout" svg:width="5.715cm" svg:height="1.578cm" draw:transform="skewX (0.736878010192006) rotate (0.0153588974175501) translate (14.008cm 19.4cm)">
          <text:p text:style-name="P2">drukuj x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-6.674cm" svg:x1="16.865cm" svg:y1="19.356cm" svg:x2="8.775cm" svg:y2="3.268cm" draw:start-shape="id4" draw:start-glue-point="0" draw:end-shape="id6" draw:end-glue-point="0" svg:d="M16865 19356v-14534h-8090v-1554" svg:viewBox="0 0 8091 16089">
          <text:p/>
        </draw:connector>
        <draw:custom-shape draw:style-name="gr5" draw:text-style-name="P1" xml:id="id3" draw:id="id3" draw:layer="layout" svg:width="12.7cm" svg:height="3.9cm" svg:x="1.9cm" svg:y="12.2cm">
          <text:p text:style-name="P2"><text:tab/><text:tab/>if x %2 ==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2cm" svg:y1="8.4cm" svg:x2="8.25cm" svg:y2="12.2cm" draw:start-shape="id2" draw:start-glue-point="6" draw:end-shape="id3" draw:end-glue-point="4" svg:d="M7200 8400l1050 3800" svg:viewBox="0 0 1051 3801">
          <text:p text:style-name="P2">TAK</text:p>
        </draw:connector>
        <draw:connector draw:style-name="gr3" draw:text-style-name="P6" draw:layer="layout" svg:x1="14.6cm" svg:y1="14.15cm" svg:x2="7.2cm" svg:y2="3.637cm" draw:start-shape="id3" draw:start-glue-point="7" draw:end-shape="id2" draw:end-glue-point="4" svg:d="M14600 14150h502v-11015h-7902v502" svg:viewBox="0 0 7903 11016">
          <text:p text:style-name="P5">NIE</text:p>
        </draw:connector>
        <draw:custom-shape draw:style-name="gr6" draw:text-style-name="P7" xml:id="id1" draw:id="id1" draw:layer="layout" svg:width="3.9cm" svg:height="1.7cm" svg:x="8.4cm" svg:y="1.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5.3cm" svg:height="2.2cm" svg:x="3.8cm" svg:y="23.3cm">
          <text:p text:style-name="P2">Koniec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9cm" svg:height="4cm" svg:x="12.1cm" svg:y="23.4cm">
          <text:p text:style-name="P2">Program podaje liczby podzielne przez 2 i 3 w zakresie mniejszym od 100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9:49:03.533000000</dc:date>
    <meta:editing-duration>PT20M44S</meta:editing-duration>
    <meta:editing-cycles>9</meta:editing-cycles>
    <meta:generator>LibreOffice/6.0.2.1$Windows_x86 LibreOffice_project/f7f06a8f319e4b62f9bc5095aa112a65d2f3ac89</meta:generator>
    <meta:document-statistic meta:object-count="12"/>
  </office:meta>
</office:document-meta>
</file>